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9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paragraph-properties fo:text-align="end"/>
      <style:text-properties fo:font-size="8pt" style:font-size-asian="8pt" style:font-size-complex="8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8pt" style:font-size-asian="8pt" style:font-size-complex="8pt"/>
    </style:style>
    <style:style style:name="P7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ircle draw:style-name="gr1" draw:text-style-name="P1" xml:id="id1" draw:id="id1" draw:layer="layout" svg:width="2.9cm" svg:height="2.9cm" svg:x="8.4cm" svg:y="16.9cm">
          <text:p text:style-name="P1">Wait</text:p>
          <text:p text:style-name="P1"><text:span text:style-name="T1">Release_can: 0</text:span></text:p>
          <text:p text:style-name="P1"><text:span text:style-name="T1">Alarm: 0</text:span></text:p>
        </draw:circle>
        <draw:circle draw:style-name="gr1" draw:text-style-name="P1" xml:id="id3" draw:id="id3" draw:layer="layout" svg:width="2.9cm" svg:height="2.9cm" svg:x="13.2cm" svg:y="12.3cm">
          <text:p text:style-name="P1">Add5</text:p>
          <text:p text:style-name="P1"><text:span text:style-name="T1">Release_can: 0</text:span></text:p>
          <text:p text:style-name="P1"><text:span text:style-name="T1">Alarm: 0</text:span></text:p>
        </draw:circle>
        <draw:circle draw:style-name="gr1" draw:text-style-name="P1" xml:id="id2" draw:id="id2" draw:layer="layout" svg:width="2.9cm" svg:height="2.9cm" svg:x="3.4cm" svg:y="12.6cm">
          <text:p text:style-name="P1">Add2</text:p>
          <text:p text:style-name="P1"><text:span text:style-name="T1">Release_can: 0</text:span></text:p>
          <text:p text:style-name="P1"><text:span text:style-name="T1">Alarm: 0</text:span></text:p>
        </draw:circle>
        <draw:circle draw:style-name="gr1" draw:text-style-name="P1" xml:id="id4" draw:id="id4" draw:layer="layout" svg:width="2.9cm" svg:height="2.9cm" svg:x="3.8cm" svg:y="21.4cm">
          <text:p text:style-name="P1">Alarm</text:p>
          <text:p text:style-name="P1"><text:span text:style-name="T1">Release_can: 0</text:span></text:p>
          <text:p text:style-name="P1"><text:span text:style-name="T1">Alarm: 1</text:span></text:p>
        </draw:circle>
        <draw:circle draw:style-name="gr1" draw:text-style-name="P1" xml:id="id5" draw:id="id5" draw:layer="layout" svg:width="2.9cm" svg:height="2.9cm" svg:x="13.5cm" svg:y="21.3cm">
          <text:p text:style-name="P1">Dispense</text:p>
          <text:p text:style-name="P1"><text:span text:style-name="T1">Release_can: 1</text:span></text:p>
          <text:p text:style-name="P1"><text:span text:style-name="T1">Alarm: 0</text:span></text:p>
        </draw:circle>
        <draw:connector draw:style-name="gr2" draw:text-style-name="P1" draw:layer="layout" draw:type="curve" svg:x1="8.4cm" svg:y1="18.35cm" svg:x2="4.85cm" svg:y2="15.5cm" draw:start-shape="id1" draw:start-glue-point="3" draw:end-shape="id2" draw:end-glue-point="2" svg:d="m8400 18350c-2367 0-3550-950-3550-2850">
          <text:p/>
        </draw:connector>
        <draw:connector draw:style-name="gr2" draw:text-style-name="P1" draw:layer="layout" draw:type="curve" svg:x1="11.3cm" svg:y1="18.35cm" svg:x2="14.65cm" svg:y2="15.2cm" draw:start-shape="id1" draw:start-glue-point="1" draw:end-shape="id3" draw:end-glue-point="2" svg:d="m11300 18350c2234 0 3350-1050 3350-3150">
          <text:p/>
        </draw:connector>
        <draw:connector draw:style-name="gr2" draw:text-style-name="P1" draw:layer="layout" draw:type="curve" svg:x1="8.4cm" svg:y1="18.35cm" svg:x2="5.25cm" svg:y2="21.4cm" draw:start-shape="id1" draw:start-glue-point="3" draw:end-shape="id4" draw:end-glue-point="0" svg:d="m8400 18350c-2100 0-3150 1016-3150 3050">
          <text:p/>
        </draw:connector>
        <draw:connector draw:style-name="gr2" draw:text-style-name="P1" draw:layer="layout" draw:type="curve" svg:x1="11.3cm" svg:y1="18.35cm" svg:x2="14.95cm" svg:y2="21.3cm" draw:start-shape="id1" draw:start-glue-point="1" draw:end-shape="id5" draw:end-glue-point="0" svg:d="m11300 18350c2434 0 3650 983 3650 2950">
          <text:p/>
        </draw:connector>
        <draw:connector draw:style-name="gr2" draw:text-style-name="P1" draw:layer="layout" draw:type="curve" svg:x1="3.4cm" svg:y1="14.05cm" svg:x2="4.85cm" svg:y2="12.6cm" draw:start-shape="id2" draw:start-glue-point="3" draw:end-shape="id2" svg:d="m3400 14050c-813 0-677-976-112-1526s1562-675 1562 76">
          <text:p/>
        </draw:connector>
        <draw:connector draw:style-name="gr2" draw:text-style-name="P1" draw:layer="layout" draw:type="curve" svg:x1="5.25cm" svg:y1="24.3cm" svg:x2="3.8cm" svg:y2="22.85cm" draw:start-shape="id4" draw:start-glue-point="2" draw:end-shape="id4" draw:end-glue-point="3" svg:d="m5250 24300c0 751-996 626-1562 76s-701-1526 112-1526">
          <text:p/>
        </draw:connector>
        <draw:connector draw:style-name="gr2" draw:text-style-name="P1" draw:layer="layout" draw:type="curve" svg:x1="14.95cm" svg:y1="24.2cm" svg:x2="16.4cm" svg:y2="22.75cm" draw:start-shape="id5" draw:start-glue-point="2" draw:end-shape="id5" svg:d="m14950 24200c0 751 976 626 1526 76s675-1526-76-1526">
          <text:p/>
        </draw:connector>
        <draw:connector draw:style-name="gr2" draw:text-style-name="P1" draw:layer="layout" draw:type="curve" svg:x1="16.1cm" svg:y1="13.75cm" svg:x2="14.65cm" svg:y2="12.3cm" draw:start-shape="id3" draw:end-shape="id3" draw:end-glue-point="0" svg:d="m16100 13750c751 0 626-976 76-1526s-1526-675-1526 76">
          <text:p/>
        </draw:connector>
        <draw:connector draw:style-name="gr2" draw:text-style-name="P1" draw:layer="layout" draw:type="curve" svg:x1="13.2cm" svg:y1="13.75cm" svg:x2="9.85cm" svg:y2="16.9cm" draw:start-shape="id3" draw:start-glue-point="3" draw:end-shape="id1" draw:end-glue-point="0" svg:d="m13200 13750c-2234 0-3350 1050-3350 3150">
          <text:p/>
        </draw:connector>
        <draw:connector draw:style-name="gr2" draw:text-style-name="P1" draw:layer="layout" draw:type="curve" svg:x1="6.3cm" svg:y1="14.05cm" svg:x2="9.85cm" svg:y2="16.9cm" draw:start-shape="id2" draw:start-glue-point="1" draw:end-shape="id1" draw:end-glue-point="0" svg:d="m6300 14050c2367 0 3550 950 3550 2850">
          <text:p/>
        </draw:connector>
        <draw:connector draw:style-name="gr2" draw:text-style-name="P1" draw:layer="layout" draw:type="curve" svg:x1="6.7cm" svg:y1="22.85cm" svg:x2="9.85cm" svg:y2="19.8cm" draw:start-shape="id4" draw:start-glue-point="1" draw:end-shape="id1" draw:end-glue-point="2" svg:d="m6700 22850c2100 0 3150-1016 3150-3050">
          <text:p/>
        </draw:connector>
        <draw:connector draw:style-name="gr2" draw:text-style-name="P1" draw:layer="layout" draw:type="curve" svg:x1="13.5cm" svg:y1="22.75cm" svg:x2="9.85cm" svg:y2="19.8cm" draw:start-shape="id5" draw:start-glue-point="3" draw:end-shape="id1" draw:end-glue-point="2" svg:d="m13500 22750c-2434 0-3650-983-3650-2950">
          <text:p/>
        </draw:connector>
        <draw:frame draw:style-name="gr3" draw:text-style-name="P3" draw:layer="layout" svg:width="2.212cm" svg:height="1.523cm" svg:x="14.5cm" svg:y="16.2cm">
          <draw:text-box>
            <text:p><text:span text:style-name="T2">Kr5</text:span></text:p>
            <text:p text:style-name="P2"><text:span text:style-name="T2">add_five = 1</text:span></text:p>
            <text:p text:style-name="P2"><text:span text:style-name="T2">sub_price = 0</text:span></text:p>
            <text:p text:style-name="P2"><text:span text:style-name="T2">total_en = 1</text:span></text:p>
          </draw:text-box>
        </draw:frame>
        <draw:frame draw:style-name="gr4" draw:text-style-name="P4" draw:layer="layout" svg:width="3.821cm" svg:height="1.523cm" svg:x="1.679cm" svg:y="19.1cm">
          <draw:text-box>
            <text:p text:style-name="P2"><text:span text:style-name="T2">!Kr2*!Kr5*price_comp*buy</text:span></text:p>
            <text:p text:style-name="P2"><text:span text:style-name="T2">add_five = 0</text:span></text:p>
            <text:p text:style-name="P2"><text:span text:style-name="T2">sub_price = 0</text:span></text:p>
            <text:p text:style-name="P2"><text:span text:style-name="T2">total_en = 0</text:span></text:p>
          </draw:text-box>
        </draw:frame>
        <draw:frame draw:style-name="gr5" draw:text-style-name="P6" draw:layer="layout" svg:width="3.914cm" svg:height="1.523cm" svg:x="14.989cm" svg:y="19.177cm">
          <draw:text-box>
            <text:p text:style-name="P5"><text:span text:style-name="T2">!Kr2*!Kr5*!price_comp*buy</text:span></text:p>
            <text:p text:style-name="P5"><text:span text:style-name="T2">add_five = 0</text:span></text:p>
            <text:p text:style-name="P5"><text:span text:style-name="T2">sub_price = 1</text:span></text:p>
            <text:p text:style-name="P5"><text:span text:style-name="T2">total_en = 1</text:span></text:p>
          </draw:text-box>
        </draw:frame>
        <draw:frame draw:style-name="gr5" draw:text-style-name="P4" draw:layer="layout" svg:width="2.212cm" svg:height="1.523cm" svg:x="1.3cm" svg:y="24.1cm">
          <draw:text-box>
            <text:p text:style-name="P2"><text:span text:style-name="T2">Buy</text:span></text:p>
            <text:p text:style-name="P2"><text:span text:style-name="T2">add_five = 0</text:span></text:p>
            <text:p text:style-name="P2"><text:span text:style-name="T2">sub_price = 0</text:span></text:p>
            <text:p text:style-name="P2"><text:span text:style-name="T2">total_en = 0</text:span></text:p>
          </draw:text-box>
        </draw:frame>
        <draw:frame draw:style-name="gr5" draw:text-style-name="P7" draw:layer="layout" svg:width="2.212cm" svg:height="1.523cm" svg:x="7.652cm" svg:y="22.731cm">
          <draw:text-box>
            <text:p text:style-name="P1"><text:span text:style-name="T2">!buy</text:span></text:p>
            <text:p text:style-name="P1"><text:span text:style-name="T2">add_five = 0</text:span></text:p>
            <text:p text:style-name="P1"><text:span text:style-name="T2">sub_price = 0</text:span></text:p>
            <text:p text:style-name="P1"><text:span text:style-name="T2">total_en = 0</text:span></text:p>
          </draw:text-box>
        </draw:frame>
        <draw:frame draw:style-name="gr5" draw:text-style-name="P7" draw:layer="layout" svg:width="2.212cm" svg:height="1.523cm" svg:x="10.552cm" svg:y="22.5cm">
          <draw:text-box>
            <text:p text:style-name="P1"><text:span text:style-name="T2">!buy</text:span></text:p>
            <text:p text:style-name="P1"><text:span text:style-name="T2">add_five = 0</text:span></text:p>
            <text:p text:style-name="P1"><text:span text:style-name="T2">sub_price = 0</text:span></text:p>
            <text:p text:style-name="P1"><text:span text:style-name="T2">total_en = 0</text:span></text:p>
          </draw:text-box>
        </draw:frame>
        <draw:frame draw:style-name="gr5" draw:text-style-name="P6" draw:layer="layout" svg:width="2.212cm" svg:height="1.523cm" svg:x="16.4cm" svg:y="24.131cm">
          <draw:text-box>
            <text:p text:style-name="P5"><text:span text:style-name="T2">Buy</text:span></text:p>
            <text:p text:style-name="P5"><text:span text:style-name="T2">add_five = 0</text:span></text:p>
            <text:p text:style-name="P5"><text:span text:style-name="T2">sub_price = 0</text:span></text:p>
            <text:p text:style-name="P5"><text:span text:style-name="T2">total_en = 0</text:span></text:p>
          </draw:text-box>
        </draw:frame>
        <draw:frame draw:style-name="gr5" draw:text-style-name="P7" draw:layer="layout" svg:width="2.212cm" svg:height="1.523cm" svg:x="7cm" svg:y="12.477cm">
          <draw:text-box>
            <text:p text:style-name="P1"><text:span text:style-name="T2">!Kr2</text:span></text:p>
            <text:p text:style-name="P1"><text:span text:style-name="T2">add_five = 0</text:span></text:p>
            <text:p text:style-name="P1"><text:span text:style-name="T2">sub_price = 0</text:span></text:p>
            <text:p text:style-name="P1"><text:span text:style-name="T2">total_en = 0</text:span></text:p>
          </draw:text-box>
        </draw:frame>
        <draw:frame draw:style-name="gr5" draw:text-style-name="P6" draw:layer="layout" svg:width="2.212cm" svg:height="1.523cm" svg:x="16.5cm" svg:y="11.5cm">
          <draw:text-box>
            <text:p text:style-name="P5"><text:span text:style-name="T2">Kr5</text:span></text:p>
            <text:p text:style-name="P5"><text:span text:style-name="T2">add_five = 0</text:span></text:p>
            <text:p text:style-name="P5"><text:span text:style-name="T2">sub_price = 0</text:span></text:p>
            <text:p text:style-name="P5"><text:span text:style-name="T2">total_en = 0</text:span></text:p>
          </draw:text-box>
        </draw:frame>
        <draw:frame draw:style-name="gr5" draw:text-style-name="P4" draw:layer="layout" svg:width="2.212cm" svg:height="1.523cm" svg:x="0.588cm" svg:y="11.777cm">
          <draw:text-box>
            <text:p text:style-name="P2"><text:span text:style-name="T2">Kr2</text:span></text:p>
            <text:p text:style-name="P2"><text:span text:style-name="T2">add_five = 0</text:span></text:p>
            <text:p text:style-name="P2"><text:span text:style-name="T2">sub_price = 0</text:span></text:p>
            <text:p text:style-name="P2"><text:span text:style-name="T2">total_en = 0</text:span></text:p>
          </draw:text-box>
        </draw:frame>
        <draw:frame draw:style-name="gr5" draw:text-style-name="P7" draw:layer="layout" svg:width="2.212cm" svg:height="1.523cm" svg:x="10.488cm" svg:y="12.277cm">
          <draw:text-box>
            <text:p text:style-name="P1"><text:span text:style-name="T2">!Kr5</text:span></text:p>
            <text:p text:style-name="P1"><text:span text:style-name="T2">add_five = 0</text:span></text:p>
            <text:p text:style-name="P1"><text:span text:style-name="T2">sub_price = 0</text:span></text:p>
            <text:p text:style-name="P1"><text:span text:style-name="T2">total_en = 0</text:span></text:p>
          </draw:text-box>
        </draw:frame>
        <draw:frame draw:style-name="gr5" draw:text-style-name="P4" draw:layer="layout" svg:width="2.212cm" svg:height="1.523cm" svg:x="2.588cm" svg:y="16cm">
          <draw:text-box>
            <text:p text:style-name="P2"><text:span text:style-name="T2">Kr2*!Kr5</text:span></text:p>
            <text:p text:style-name="P2"><text:span text:style-name="T2">add_five = 0</text:span></text:p>
            <text:p text:style-name="P2"><text:span text:style-name="T2">sub_price = 0</text:span></text:p>
            <text:p text:style-name="P2"><text:span text:style-name="T2">total_en = 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0T20:34:25.18</meta:creation-date>
    <dc:date>2013-05-21T15:41:14.91</dc:date>
    <meta:editing-duration>PT18H35M7S</meta:editing-duration>
    <meta:editing-cycles>4</meta:editing-cycles>
    <meta:generator>OpenOffice.org/3.4.1$Win32 OpenOffice.org_project/341m1$Build-9593</meta:generator>
    <meta:document-statistic meta:object-count="29"/>
  </office:meta>
</office:document-meta>
</file>